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writing-mode="page"/>
    </style:style>
    <style:style style:name="P1" style:family="paragraph" style:parent-style-name="Table_20_Contents">
      <style:text-properties officeooo:rsid="001e266f" officeooo:paragraph-rsid="001e266f"/>
    </style:style>
    <style:style style:name="P2" style:family="paragraph" style:parent-style-name="Table_20_Contents">
      <style:paragraph-properties fo:text-align="end" style:justify-single-word="false"/>
      <style:text-properties officeooo:rsid="001e266f" officeooo:paragraph-rsid="001e266f"/>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text-properties officeooo:rsid="001e266f" officeooo:paragraph-rsid="001e266f"/>
    </style:style>
    <style:style style:name="T1" style:family="text">
      <style:text-properties fo:font-style="italic" style:font-style-asian="italic" style:font-style-complex="italic"/>
    </style:style>
    <style:style style:name="T2" style:family="text">
      <style:text-properties fo:font-style="italic" officeooo:rsid="001e266f" style:font-style-asian="italic" style:font-style-complex="italic"/>
    </style:style>
    <style:style style:name="T3" style:family="text">
      <style:text-properties fo:font-style="italic" officeooo:rsid="001fb70b" style:font-style-asian="italic" style:font-style-complex="italic"/>
    </style:style>
    <style:style style:name="T4" style:family="text">
      <style:text-properties fo:font-style="italic" officeooo:rsid="0020920b" style:font-style-asian="italic" style:font-style-complex="italic"/>
    </style:style>
    <style:style style:name="T5" style:family="text">
      <style:text-properties fo:font-style="italic" officeooo:rsid="00225a2e" style:font-style-asian="italic" style:font-style-complex="italic"/>
    </style:style>
    <style:style style:name="T6" style:family="text">
      <style:text-properties fo:font-style="italic" officeooo:rsid="00235128" style:font-style-asian="italic" style:font-style-complex="italic"/>
    </style:style>
    <style:style style:name="T7" style:family="text">
      <style:text-properties fo:font-style="italic" officeooo:rsid="0023e5dc" style:font-style-asian="italic" style:font-style-complex="italic"/>
    </style:style>
    <style:style style:name="T8" style:family="text">
      <style:text-properties fo:font-style="italic" officeooo:rsid="0024a50a" style:font-style-asian="italic" style:font-style-complex="italic"/>
    </style:style>
    <style:style style:name="T9" style:family="text">
      <style:text-properties fo:font-style="italic" officeooo:rsid="0025ae09" style:font-style-asian="italic" style:font-style-complex="italic"/>
    </style:style>
    <style:style style:name="T10" style:family="text">
      <style:text-properties fo:font-style="italic" officeooo:rsid="0025c991" style:font-style-asian="italic" style:font-style-complex="italic"/>
    </style:style>
    <style:style style:name="T11" style:family="text">
      <style:text-properties fo:font-style="italic" officeooo:rsid="00272e94" style:font-style-asian="italic" style:font-style-complex="italic"/>
    </style:style>
    <style:style style:name="T12" style:family="text">
      <style:text-properties fo:font-style="italic" officeooo:rsid="0029e246" style:font-style-asian="italic" style:font-style-complex="italic"/>
    </style:style>
    <style:style style:name="T13" style:family="text">
      <style:text-properties fo:font-style="italic" officeooo:rsid="002b5c0c" style:font-style-asian="italic" style:font-style-complex="italic"/>
    </style:style>
    <style:style style:name="T14" style:family="text">
      <style:text-properties fo:font-style="italic" officeooo:rsid="002c5ed8" style:font-style-asian="italic" style:font-style-complex="italic"/>
    </style:style>
    <style:style style:name="T15" style:family="text">
      <style:text-properties fo:font-style="italic" officeooo:rsid="002caafb" style:font-style-asian="italic" style:font-style-complex="italic"/>
    </style:style>
    <style:style style:name="T16" style:family="text">
      <style:text-properties fo:font-style="italic" officeooo:rsid="00307937" style:font-style-asian="italic" style:font-style-complex="italic"/>
    </style:style>
    <style:style style:name="T17" style:family="text">
      <style:text-properties fo:font-style="italic" officeooo:rsid="0032326c" style:font-style-asian="italic" style:font-style-complex="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1">Daniel Berry</text:p>
            <text:p text:style-name="P1">HCC 6600</text:p>
          </table:table-cell>
          <table:table-cell table:style-name="Table1.A1" office:value-type="string">
            <text:p text:style-name="P2">April 13, 2025</text:p>
          </table:table-cell>
        </table:table-row>
      </table:table>
      <text:p text:style-name="P4">Report #9</text:p>
      <text:list text:style-name="L1">
        <text:list-item>
          <text:p text:style-name="P3">How will Human-AI teaming boost your project's productivity?<text:line-break/><text:span text:style-name="T2">The large-language model can take care of considering various dialogue trees and edge cases while the designer is free to focus on characters and story creation.</text:span></text:p>
        </text:list-item>
        <text:list-item>
          <text:p text:style-name="P3">What are the key aspects of effective Human-AI teaming for your project?<text:line-break/><text:span text:style-name="T3">There is real time feedback from the system as customer’s submit prompts. The two systems complement each other as users help to train the system and are guided through story by the AI, designers are able to focus on the personality, tone, and world consistency.</text:span></text:p>
        </text:list-item>
        <text:list-item>
          <text:p text:style-name="P3">How will you define roles and coordinate tasks in your Human-AI teams?<text:line-break/><text:span text:style-name="T4">Designers focus on dialogue paths, character designs, and story plot points.<text:line-break/>The AI handles everything they can’t control.<text:line-break/>Users submit feedback and prompts that contribute to the system.<text:line-break/></text:span><text:span text:style-name="T5">In return their relationship with the AI will allow the</text:span><text:span text:style-name="T16">m to </text:span><text:span text:style-name="T5">practice </text:span><text:span text:style-name="T16">and reinforce their Italian </text:span><text:span text:style-name="T17">studies</text:span><text:span text:style-name="T5">.</text:span></text:p>
        </text:list-item>
        <text:list-item>
          <text:p text:style-name="P3">What strategies will ensure trust within your project's Human-AI teams?<text:line-break/><text:span text:style-name="T1"> </text:span><text:span text:style-name="T6">Through regular testing, fail-safes, and transparency, users will become more comfortable with the system over time.</text:span></text:p>
        </text:list-item>
        <text:list-item>
          <text:p text:style-name="P3">How will your project manage conflicts in Human-AI teaming?<text:line-break/><text:span text:style-name="T7">The feedback system in place has a category setup to report issues with the application. Monitoring these in a ticketing system would be sufficient to handle conflicts on a case-by-case basis.</text:span></text:p>
        </text:list-item>
        <text:list-item>
          <text:p text:style-name="P3">What role does transparency play in your project’s Human-AI interactions?<text:line-break/><text:span text:style-name="T8">Transparency ensures users understand they’re engaging with AI-driven characters, which sets expectations and fosters curiosity rather than confusion.</text:span></text:p>
        </text:list-item>
        <text:list-item>
          <text:p text:style-name="P3">How will ethical considerations be addressed in your Human-AI teams?<text:line-break/><text:span text:style-name="T9">Regular auditing of conversations and feedback to verify any needs for bias mitigation, issues with cultural sensitivity, and that the </text:span><text:span text:style-name="T10">automated </text:span><text:span text:style-name="T9">responses are aligned with the wishes of the team.</text:span></text:p>
        </text:list-item>
        <text:list-item>
          <text:p text:style-name="P3">What continuous improvement methods will your Human-AI teams use?<text:line-break/><text:span text:style-name="T11">The feedback system and saved prompts allow the users to contribute to the improvement of the system. Through iterative design we can reshape each story and conversation to account for issues that come about.</text:span></text:p>
        </text:list-item>
        <text:list-item>
          <text:p text:style-name="P3">How will you assess Human-AI teaming effectiveness in your project?<text:line-break/><text:span text:style-name="T12">We can collect engagement metrics through the number of users and messages being sent. Qualitative feedback similarly allows us to see how users are engaging with the application and answer questions regarding satisfaction and effectiveness.</text:span></text:p>
        </text:list-item>
        <text:list-item>
          <text:p text:style-name="P3">What challenges do you anticipate in integrating Human-AI teaming?<text:line-break/><text:span text:style-name="T13">Maintaining narrative consistency within conversations or an overarching story. <text:line-break/>Balancing the creativity of the llm with the </text:span><text:span text:style-name="T15">boundarie</text:span><text:span text:style-name="T13">s </text:span><text:span text:style-name="T15">setup </text:span><text:span text:style-name="T13">to </text:span><text:span text:style-name="T14">control i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6:58:03.992504805</meta:creation-date>
    <dc:date>2025-04-13T17:31:51.848535590</dc:date>
    <meta:editing-duration>PT23M25S</meta:editing-duration>
    <meta:editing-cycles>20</meta:editing-cycles>
    <meta:generator>LibreOffice/24.2.7.2$Linux_X86_64 LibreOffice_project/420$Build-2</meta:generator>
    <meta:document-statistic meta:table-count="1" meta:image-count="0" meta:object-count="0" meta:page-count="1" meta:paragraph-count="14" meta:word-count="420" meta:character-count="2721" meta:non-whitespace-character-count="2323"/>
  </office:meta>
</office:document-meta>
</file>